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41.085989447296" calcext:value-type="float">
            <text:p>541.085989447296</text:p>
          </table:table-cell>
          <table:table-cell table:formula="of:=100*([.B2]/[.C2]-1)" office:value-type="float" office:value="28.8657685506703" calcext:value-type="float">
            <text:p>28.8657685506703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52.025058415699" calcext:value-type="float">
            <text:p>552.025058415699</text:p>
          </table:table-cell>
          <table:table-cell table:formula="of:=100*([.B3]/[.C3]-1)" office:value-type="float" office:value="27.8072123871936" calcext:value-type="float">
            <text:p>27.8072123871936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660.09184351722" calcext:value-type="float">
            <text:p>660.09184351722</text:p>
          </table:table-cell>
          <table:table-cell table:formula="of:=100*([.B4]/[.C4]-1)" office:value-type="float" office:value="8.4439145070043" calcext:value-type="float">
            <text:p>8.4439145070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658.786921835117" calcext:value-type="float">
            <text:p>658.786921835117</text:p>
          </table:table-cell>
          <table:table-cell table:formula="of:=100*([.B5]/[.C5]-1)" office:value-type="float" office:value="8.38329737789305" calcext:value-type="float">
            <text:p>8.38329737789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633.457568700893" calcext:value-type="float">
            <text:p>633.457568700893</text:p>
          </table:table-cell>
          <table:table-cell table:formula="of:=100*([.B6]/[.C6]-1)" office:value-type="float" office:value="23.1955964386386" calcext:value-type="float">
            <text:p>23.1955964386386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595.760004787758" calcext:value-type="float">
            <text:p>595.760004787758</text:p>
          </table:table-cell>
          <table:table-cell table:formula="of:=100*([.B7]/[.C7]-1)" office:value-type="float" office:value="18.8175251003253" calcext:value-type="float">
            <text:p>18.8175251003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716.649827341231" calcext:value-type="float">
            <text:p>716.649827341231</text:p>
          </table:table-cell>
          <table:table-cell table:formula="of:=100*([.B8]/[.C8]-1)" office:value-type="float" office:value="7.16407496045957" calcext:value-type="float">
            <text:p>7.16407496045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44.186645526345" calcext:value-type="float">
            <text:p>744.186645526345</text:p>
          </table:table-cell>
          <table:table-cell table:formula="of:=100*([.B9]/[.C9]-1)" office:value-type="float" office:value="3.08763830302834" calcext:value-type="float">
            <text:p>3.08763830302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44.241475538499" calcext:value-type="float">
            <text:p>444.241475538499</text:p>
          </table:table-cell>
          <table:table-cell table:formula="of:=100*([.B10]/[.C10]-1)" office:value-type="float" office:value="26.7045257664337" calcext:value-type="float">
            <text:p>26.704525766433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42:50.432104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0-02T12:00:33.058331070</dc:date>
    <dc:creator>Davide Ancona</dc:creator>
    <meta:editing-duration>PT3H14M2S</meta:editing-duration>
    <meta:editing-cycles>47</meta:editing-cycles>
    <meta:generator>LibreOffice/5.3.7.2.0$Linux_X86_64 LibreOffice_project/30$Build-2</meta:generator>
    <meta:document-statistic meta:table-count="1" meta:cell-count="43" meta:object-count="0"/>
  </office:meta>
</office:document-meta>
</file>